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2078004D.png" manifest:media-type="image/png"/>
  <manifest:file-entry manifest:full-path="Pictures/100000010000020000000200FCB72669.png" manifest:media-type="image/png"/>
  <manifest:file-entry manifest:full-path="Pictures/1000000100000400000003106B618923.png" manifest:media-type="image/png"/>
  <manifest:file-entry manifest:full-path="Pictures/1000000100000640000004B034F2219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svg:stroke-width="0.053cm" svg:stroke-color="#00a933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583cm" fo:min-width="0.69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6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7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.56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8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.42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9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583cm" fo:min-width="0.69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1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.56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2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.42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3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583cm" fo:min-width="0.69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4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5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.56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6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.42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8" style:family="graphic" style:parent-style-name="objectwithoutfill">
      <style:graphic-properties svg:stroke-color="#111111" draw:marker-end="Extrémités_20_de_20_flèche_20_1" draw:marker-end-width="0.3cm" draw:fill="none" draw:textarea-vertical-align="middle" loext:decorative="false"/>
    </style:style>
    <style:style style:name="gr19" style:family="graphic" style:parent-style-name="standard">
      <style:graphic-properties draw:stroke="none" draw:fill="none" fo:min-height="0.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49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199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dddddd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3cm" svg:height="2.475cm" svg:x="15cm" svg:y="11.9cm">
          <draw:image xlink:href="Pictures/1000000100000640000004B034F22196.png" xlink:type="simple" xlink:show="embed" xlink:actuate="onLoad" draw:mime-type="image/png">
            <text:p/>
          </draw:image>
        </draw:frame>
        <draw:line draw:style-name="gr2" draw:text-style-name="P1" draw:layer="layout" svg:x1="15cm" svg:y1="6.75cm" svg:x2="15cm" svg:y2="10cm">
          <text:p/>
        </draw:line>
        <draw:line draw:style-name="gr3" draw:text-style-name="P1" draw:layer="layout" svg:x1="15cm" svg:y1="6cm" svg:x2="15cm" svg:y2="10cm">
          <text:p/>
        </draw:line>
        <draw:line draw:style-name="gr3" draw:text-style-name="P1" draw:layer="layout" svg:x1="21cm" svg:y1="10cm" svg:x2="15cm" svg:y2="10cm">
          <text:p/>
        </draw:line>
        <draw:g draw:style-name="gr4">
          <draw:custom-shape draw:style-name="gr5" draw:text-style-name="P2" draw:layer="layout" svg:width="1.25cm" svg:height="0.885cm" svg:x="20.875cm" svg:y="9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6" draw:text-style-name="P3" draw:layer="layout" svg:width="1.002cm" svg:height="0.632cm" svg:x="20.999cm" svg:y="9.38cm">
            <text:p/>
          </draw:rect>
          <draw:custom-shape draw:style-name="gr7" draw:text-style-name="P2" draw:layer="layout" svg:width="1.5cm" svg:height="0.379cm" svg:x="20.75cm" svg:y="10.116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" draw:text-style-name="P2" draw:layer="layout" svg:width="1.25cm" svg:height="0.192cm" svg:x="20.875cm" svg:y="10.19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3" draw:text-style-name="P1" draw:layer="layout" svg:x1="14.5cm" svg:y1="10cm" svg:x2="8.5cm" svg:y2="10cm">
          <text:p/>
        </draw:line>
        <draw:frame draw:style-name="gr1" draw:text-style-name="P1" draw:layer="layout" svg:width="2.25cm" svg:height="2.25cm" svg:x="13.75cm" svg:y="8.75cm">
          <draw:image xlink:href="Pictures/100000010000020000000200FCB72669.png" xlink:type="simple" xlink:show="embed" xlink:actuate="onLoad" draw:mime-type="image/png">
            <text:p/>
          </draw:image>
        </draw:frame>
        <draw:g draw:style-name="gr4">
          <draw:custom-shape draw:style-name="gr9" draw:text-style-name="P2" draw:layer="layout" svg:width="1.25cm" svg:height="0.885cm" svg:x="7.375cm" svg:y="9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10" draw:text-style-name="P3" draw:layer="layout" svg:width="1.002cm" svg:height="0.632cm" svg:x="7.499cm" svg:y="9.376cm">
            <text:p/>
          </draw:rect>
          <draw:custom-shape draw:style-name="gr11" draw:text-style-name="P2" draw:layer="layout" svg:width="1.5cm" svg:height="0.379cm" svg:x="7.25cm" svg:y="10.112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" draw:text-style-name="P2" draw:layer="layout" svg:width="1.25cm" svg:height="0.192cm" svg:x="7.375cm" svg:y="10.19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4">
          <draw:custom-shape draw:style-name="gr13" draw:text-style-name="P2" draw:layer="layout" svg:width="1.25cm" svg:height="0.885cm" svg:x="14.37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14" draw:text-style-name="P3" draw:layer="layout" svg:width="1.002cm" svg:height="0.632cm" svg:x="14.499cm" svg:y="5.126cm">
            <text:p/>
          </draw:rect>
          <draw:custom-shape draw:style-name="gr15" draw:text-style-name="P2" draw:layer="layout" svg:width="1.5cm" svg:height="0.379cm" svg:x="14.25cm" svg:y="5.862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6" draw:text-style-name="P2" draw:layer="layout" svg:width="1.25cm" svg:height="0.192cm" svg:x="14.375cm" svg:y="5.94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7" draw:text-style-name="P5" draw:layer="layout" svg:width="7.25cm" svg:height="1.5cm" svg:x="8.75cm" svg:y="13.75cm">
          <draw:text-box>
            <text:p text:style-name="P4"><text:span text:style-name="T1">Server.py</text:span></text:p>
            <text:p text:style-name="P4"><text:span text:style-name="T1">Écoute sur le port 61000</text:span></text:p>
          </draw:text-box>
        </draw:frame>
        <draw:frame draw:style-name="gr1" draw:text-style-name="P1" draw:layer="layout" svg:width="1.748cm" svg:height="1.748cm" svg:x="11.75cm" svg:y="12cm">
          <draw:image xlink:href="Pictures/1000000100000200000002002078004D.png" xlink:type="simple" xlink:show="embed" xlink:actuate="onLoad" draw:mime-type="image/png">
            <text:p/>
          </draw:image>
        </draw:frame>
        <draw:line draw:style-name="gr18" draw:text-style-name="P1" draw:layer="layout" svg:x1="13cm" svg:y1="12.25cm" svg:x2="14.15cm" svg:y2="10.9cm">
          <text:p/>
        </draw:line>
        <draw:line draw:style-name="gr18" draw:text-style-name="P1" draw:layer="layout" svg:x1="16.5cm" svg:y1="12.25cm" svg:x2="15.25cm" svg:y2="10.75cm">
          <text:p/>
        </draw:line>
        <draw:frame draw:style-name="gr1" draw:text-style-name="P1" draw:layer="layout" svg:width="4.57cm" svg:height="3.499cm" svg:x="16.73cm" svg:y="10.301cm">
          <draw:image xlink:href="Pictures/1000000100000400000003106B618923.png" xlink:type="simple" xlink:show="embed" xlink:actuate="onLoad" draw:mime-type="image/png">
            <text:p/>
          </draw:image>
        </draw:frame>
        <draw:frame draw:style-name="gr1" draw:text-style-name="P1" draw:layer="layout" svg:width="1.748cm" svg:height="1.748cm" svg:x="3.55cm" svg:y="6.15cm">
          <draw:image xlink:href="Pictures/1000000100000200000002002078004D.png" xlink:type="simple" xlink:show="embed" xlink:actuate="onLoad" draw:mime-type="image/png">
            <text:p/>
          </draw:image>
        </draw:frame>
        <draw:line draw:style-name="gr18" draw:text-style-name="P1" draw:layer="layout" svg:x1="5cm" svg:y1="7.5cm" svg:x2="7cm" svg:y2="9.5cm">
          <text:p/>
        </draw:line>
        <draw:frame draw:style-name="gr19" draw:text-style-name="P1" draw:layer="layout" svg:width="3.224cm" svg:height="0.75cm" svg:x="2.75cm" svg:y="5.55cm">
          <draw:text-box>
            <text:p text:style-name="P4"><text:span text:style-name="T1">Client.py</text:span></text:p>
          </draw:text-box>
        </draw:frame>
        <draw:frame draw:style-name="gr19" draw:text-style-name="P1" draw:layer="layout" svg:width="3.224cm" svg:height="0.75cm" svg:x="13.776cm" svg:y="2.4cm">
          <draw:text-box>
            <text:p text:style-name="P4"><text:span text:style-name="T1">Client.py</text:span></text:p>
          </draw:text-box>
        </draw:frame>
        <draw:frame draw:style-name="gr1" draw:text-style-name="P1" draw:layer="layout" svg:width="1.748cm" svg:height="1.748cm" svg:x="12.75cm" svg:y="2cm">
          <draw:image xlink:href="Pictures/1000000100000200000002002078004D.png" xlink:type="simple" xlink:show="embed" xlink:actuate="onLoad" draw:mime-type="image/png">
            <text:p/>
          </draw:image>
        </draw:frame>
        <draw:line draw:style-name="gr18" draw:text-style-name="P1" draw:layer="layout" svg:x1="15cm" svg:y1="3.25cm" svg:x2="15cm" svg:y2="4.75cm">
          <text:p/>
        </draw:line>
        <draw:frame draw:style-name="gr1" draw:text-style-name="P1" draw:layer="layout" svg:width="1.748cm" svg:height="1.748cm" svg:x="23.3cm" svg:y="5.9cm">
          <draw:image xlink:href="Pictures/1000000100000200000002002078004D.png" xlink:type="simple" xlink:show="embed" xlink:actuate="onLoad" draw:mime-type="image/png">
            <text:p/>
          </draw:image>
        </draw:frame>
        <draw:line draw:style-name="gr18" draw:text-style-name="P1" draw:layer="layout" svg:x1="23.75cm" svg:y1="7.5cm" svg:x2="22.25cm" svg:y2="9.25cm">
          <text:p/>
        </draw:line>
        <draw:frame draw:style-name="gr19" draw:text-style-name="P1" draw:layer="layout" svg:width="3.224cm" svg:height="0.75cm" svg:x="22.5cm" svg:y="5.3cm">
          <draw:text-box>
            <text:p text:style-name="P4"><text:span text:style-name="T1">Client.py</text:span></text:p>
          </draw:text-box>
        </draw:frame>
        <draw:frame draw:style-name="gr20" draw:text-style-name="P5" draw:layer="layout" svg:width="3cm" svg:height="0.749cm" svg:x="6.5cm" svg:y="10.501cm">
          <draw:text-box>
            <text:p text:style-name="P4"><text:span text:style-name="T1">Client A</text:span></text:p>
          </draw:text-box>
        </draw:frame>
        <draw:frame draw:style-name="gr21" draw:text-style-name="P5" draw:layer="layout" svg:width="3cm" svg:height="0.725cm" svg:x="20cm" svg:y="10.5cm">
          <draw:text-box>
            <text:p text:style-name="P4"><text:span text:style-name="T1">Client C</text:span></text:p>
          </draw:text-box>
        </draw:frame>
        <draw:frame draw:style-name="gr22" draw:text-style-name="P5" draw:layer="layout" svg:width="3cm" svg:height="0.75cm" svg:x="15cm" svg:y="5.25cm">
          <draw:text-box>
            <text:p text:style-name="P4"><text:span text:style-name="T1">Client B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14:11:53.717909643</meta:creation-date>
    <dc:date>2024-02-05T20:51:15.875812691</dc:date>
    <meta:editing-duration>PT47M31S</meta:editing-duration>
    <meta:editing-cycles>16</meta:editing-cycles>
    <meta:generator>LibreOffice/24.2.0.3$Linux_X86_64 LibreOffice_project/da48488a73ddd66ea24cf16bbc4f7b9c08e9bea1</meta:generator>
    <meta:document-statistic meta:object-count="38"/>
  </office:meta>
</office:document-meta>
</file>